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rea" svg:font-family="Wrea"/>
    <style:font-face style:name="Wreah" svg:font-family="Wreah"/>
    <style:font-face style:name="monospace" svg:font-family="monospace"/>
    <style:font-face style:name="FreeSerif" svg:font-family="FreeSerif" style:font-pitch="variable"/>
    <style:font-face style:name="Wreathe" svg:font-family="Wreath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FreeSerif" fo:font-size="12pt" officeooo:rsid="000ed65c" officeooo:paragraph-rsid="000ed65c" style:font-size-asian="12pt" style:font-size-complex="12pt"/>
    </style:style>
    <style:style style:name="P2" style:family="paragraph" style:parent-style-name="Standard">
      <style:paragraph-properties fo:line-height="200%" fo:text-align="center" style:justify-single-word="false"/>
      <style:text-properties style:font-name="FreeSerif" fo:font-size="12pt" fo:font-style="italic" fo:font-weight="normal" officeooo:rsid="000f28c9" officeooo:paragraph-rsid="000f28c9" style:font-size-asian="12pt" style:font-style-asian="italic" style:font-weight-asian="normal" style:font-size-complex="12pt" style:font-style-complex="italic" style:font-weight-complex="normal"/>
    </style:style>
    <style:style style:name="P3"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0f28c9" officeooo:paragraph-rsid="003d86fc" style:font-size-asian="12pt" style:font-weight-asian="normal" style:font-size-complex="12pt" style:font-weight-complex="normal"/>
    </style:style>
    <style:style style:name="P4"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0f28c9" officeooo:paragraph-rsid="003c84bd" style:font-size-asian="12pt" style:font-weight-asian="normal" style:font-size-complex="12pt" style:font-weight-complex="normal"/>
    </style:style>
    <style:style style:name="P5"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0f28c9" officeooo:paragraph-rsid="003a19a8" style:font-size-asian="12pt" style:font-weight-asian="normal" style:font-size-complex="12pt" style:font-weight-complex="normal"/>
    </style:style>
    <style:style style:name="P6"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3d86fc" officeooo:paragraph-rsid="003d86fc" style:font-size-asian="12pt" style:font-weight-asian="normal" style:font-size-complex="12pt" style:font-weight-complex="normal"/>
    </style:style>
    <style:style style:name="P7"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36fb55" officeooo:paragraph-rsid="00375edb" style:font-size-asian="12pt" style:font-weight-asian="normal" style:font-size-complex="12pt" style:font-weight-complex="normal"/>
    </style:style>
    <style:style style:name="P8"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49322a" officeooo:paragraph-rsid="0049322a" style:font-size-asian="12pt" style:font-weight-asian="normal" style:font-size-complex="12pt" style:font-weight-complex="normal"/>
    </style:style>
    <style:style style:name="P9"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49322a" officeooo:paragraph-rsid="004b7844" style:font-size-asian="12pt" style:font-weight-asian="normal" style:font-size-complex="12pt" style:font-weight-complex="normal"/>
    </style:style>
    <style:style style:name="P10"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4b7844" officeooo:paragraph-rsid="004b7844"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tab-stop style:position="3.4165in"/>
          <style:tab-stop style:position="3.4264in"/>
        </style:tab-stops>
      </style:paragraph-properties>
      <style:text-properties style:font-name="FreeSerif" fo:font-size="12pt" fo:font-weight="normal" officeooo:rsid="004cf3b7" officeooo:paragraph-rsid="004cf3b7" style:font-size-asian="12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line-height="200%" fo:text-align="justify" style:justify-single-word="false" fo:text-indent="0.25in" style:auto-text-indent="false" style:page-number="auto" fo:background-color="transparent">
        <style:tab-stops>
          <style:tab-stop style:position="3.4165in"/>
          <style:tab-stop style:position="3.4264in"/>
        </style:tab-stops>
      </style:paragraph-properties>
      <style:text-properties style:font-name="FreeSerif" fo:font-size="12pt" fo:font-weight="normal" officeooo:rsid="000f28c9" officeooo:paragraph-rsid="00271d35" style:font-size-asian="12pt" style:font-weight-asian="normal" style:font-size-complex="12pt" style:font-weight-complex="normal"/>
    </style:style>
    <style:style style:name="P13" style:family="paragraph" style:parent-style-name="Header">
      <style:paragraph-properties fo:text-align="end" style:justify-single-word="false"/>
      <style:text-properties officeooo:rsid="003dae8a" officeooo:paragraph-rsid="003dae8a"/>
    </style:style>
    <style:style style:name="T1" style:family="text">
      <style:text-properties fo:font-weight="bold" style:font-weight-asian="bold" style:font-weight-complex="bold"/>
    </style:style>
    <style:style style:name="T2" style:family="text">
      <style:text-properties fo:font-weight="bold" officeooo:rsid="000f28c9" style:font-weight-asian="bold" style:font-weight-complex="bold"/>
    </style:style>
    <style:style style:name="T3" style:family="text">
      <style:text-properties fo:font-weight="bold" officeooo:rsid="0038e8e3" style:font-weight-asian="bold" style:font-weight-complex="bold"/>
    </style:style>
    <style:style style:name="T4" style:family="text">
      <style:text-properties officeooo:rsid="0010344f"/>
    </style:style>
    <style:style style:name="T5" style:family="text">
      <style:text-properties officeooo:rsid="0011e5d7"/>
    </style:style>
    <style:style style:name="T6" style:family="text">
      <style:text-properties officeooo:rsid="00375edb"/>
    </style:style>
    <style:style style:name="T7" style:family="text">
      <style:text-properties officeooo:rsid="003dae8a"/>
    </style:style>
    <style:style style:name="T8" style:family="text">
      <style:text-properties officeooo:rsid="004b1bc2"/>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4b1bc2"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d-hoc </text:span><text:span text:style-name="T2">Computer </text:span><text:span text:style-name="T1">Network Negot</text:span><text:span text:style-name="T3">i</text:span><text:span text:style-name="T2">ation</text:span></text:p>
      <text:p text:style-name="P2">Elliot Chandler (Wallace) — NMD102 — 2017 March 23</text:p>
      <text:p text:style-name="P1"><text:span text:style-name="T2"/></text:p>
      <text:p text:style-name="P12">Ad-hoc computer network negotiation is an emerging technology that holds significant promise for facilitating access to information <text:span text:style-name="T5">and communication services </text:span>in rural areas, during natural disasters, <text:span text:style-name="T4">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text:span></text:p>
      <text:p text:style-name="P3"><text:span text:style-name="T4">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span></text:p>
      <text:p text:style-name="P3"><text:span text:style-name="T4">There are several pieces that must come together to effect such a technology. </text:span></text:p>
      <text:p text:style-name="P6">Consensus upon a standardized protocol for wirelessly establishing a decentralized network has not yet been fully established. <text:span text:style-name="T7">Getting this consensus is largely a social and usage-dependent problem (the “network effect” creates something of a chicken-and-egg problem hindering the establishment of this).</text:span> On the other hand, c<text:span text:style-name="T4">ommunication protocols to enable networking </text:span>is a solved problem<text:span text:style-name="T4">: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span></text:p>
      <text:p text:style-name="P3"><text:span text:style-name="T4">Because fully distributed systems are inherently somewhat limited in their capabilities, due to the lack of a common trust system, this is not a technology that would entirely decentralize the Internet. </text:span><text:soft-page-break/><text:span text:style-name="T4">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span></text:p>
      <text:p text:style-name="P3"><text:span text:style-name="T4">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span></text:p>
      <text:p text:style-name="P4"><text:span text:style-name="T4">The ability to locate and establish a connection to a specific network node given only its name and a connection to other nodes in the network, without centralization being needed, is demonstrated by distributed hash trackers (DHT). DHT is a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span></text:p>
      <text:p text:style-name="P5"><text:span text:style-name="T4">As with the Internet, verification of the identity of the connection thereby established can be accomplished using public-key cryptography, given an existing centralized public key infrastructure (PKI).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span></text:p>
      <text:p text:style-name="P5"><text:soft-page-break/><text:span text:style-name="T4">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span></text:p>
      <text:p text:style-name="P5"><text:span text:style-name="T4">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span></text:p>
      <text:p text:style-name="P5"><text:span text:style-name="T4">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span></text:p>
      <text:p text:style-name="P7">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ext:span text:style-name="T6">the </text:span>many other <text:span text:style-name="T6">benefits afforded by access to the Internet</text:span>.</text:p>
      <text:p text:style-name="P7"/>
      <text:p text:style-name="P8"/>
      <text:p text:style-name="P8"/>
      <text:p text:style-name="P8"><text:soft-page-break/>Bibliography:</text:p>
      <text:p text:style-name="P11">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text:p>
      <text:p text:style-name="P11">Git manual, section 10.4: “Git Internals - Packfiles”</text:p>
      <text:p text:style-name="P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text:p>
      <text:p text:style-name="P8">Kahle, Brewster. “Content Addressing is Magic”. <text:a xlink:type="simple" xlink:href="http://brewster.kahle.org/2016/12/18/content-addressing-is-magic/" text:style-name="Internet_20_link" text:visited-style-name="Visited_20_Internet_20_Link">http://brewster.kahle.org/2016/12/18/content-addressing-is-magic/</text:a></text:p>
      <text:p text:style-name="P10">Singh, Simon. <text:span text:style-name="T9">The Code Book</text:span><text:span text:style-name="T10">.</text:span></text:p>
      <text:p text:style-name="P9"><text:span text:style-name="T10">Wikipedia. “Mobile ad hoc network”; “Mesh network”; <text:s/>“Network topology”; “</text:span><text:span text:style-name="T11">Wireless ad hoc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Wrea" svg:font-family="Wrea"/>
    <style:font-face style:name="Wreah" svg:font-family="Wreah"/>
    <style:font-face style:name="monospace" svg:font-family="monospace"/>
    <style:font-face style:name="FreeSerif" svg:font-family="FreeSerif" style:font-pitch="variable"/>
    <style:font-face style:name="Wreathe" svg:font-family="Wreath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dae8a" officeooo:paragraph-rsid="003dae8a"/>
    </style:style>
    <style:page-layout style:name="Mpm1">
      <style:page-layout-properties fo:page-width="8.2701in" fo:page-height="11.6902in" style:num-format="1" style:print-orientation="portrait" fo:margin-top="0.590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3T10:47:53.299628288</meta:creation-date>
    <meta:generator>LibreOffice/5.2.3.3$Linux_X86_64 LibreOffice_project/20m0$Build-3</meta:generator>
    <dc:date>2017-03-23T15:24:54.154417889</dc:date>
    <meta:editing-duration>PT3H54M21S</meta:editing-duration>
    <meta:editing-cycles>41</meta:editing-cycles>
    <meta:document-statistic meta:table-count="0" meta:image-count="0" meta:object-count="0" meta:page-count="4" meta:paragraph-count="22" meta:word-count="976" meta:character-count="6721" meta:non-whitespace-character-count="5761"/>
  </office:meta>
</office:document-meta>
</file>